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color="#191919" draw:fill-color="#191919" draw:textarea-horizontal-align="justify" draw:textarea-vertical-align="middle" draw:auto-grow-height="false" fo:min-height="15.366cm" fo:min-width="21.654cm"/>
    </style:style>
    <style:style style:name="gr2" style:family="graphic" style:parent-style-name="standard">
      <style:graphic-properties svg:stroke-width="0.106cm" svg:stroke-color="#468a1a" draw:marker-start-width="0.358cm" draw:marker-end-width="0.358cm" draw:fill-color="#d4ea6b" draw:textarea-horizontal-align="justify" draw:textarea-vertical-align="middle" draw:auto-grow-height="false" fo:min-height="3.552cm" fo:min-width="3.55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ff0000" draw:marker-start-width="0.321cm" draw:marker-end-width="0.321cm" draw:fill-color="#ec9ba4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6" style:family="graphic" style:parent-style-name="objectwithoutfill">
      <style:graphic-properties svg:stroke-width="0.106cm" svg:stroke-color="#ffff38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e8a202" draw:marker-start-width="0.359cm" draw:marker-end-width="0.359cm" draw:fill-color="#ffff38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86cm" fo:min-width="1.834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c9ba4"/>
      <style:paragraph-properties fo:text-align="center"/>
    </style:style>
    <style:style style:name="P5" style:family="paragraph">
      <style:text-properties fo:color="#ffff38" fo:font-size="40pt" style:font-size-asian="40pt" style:font-size-complex="40pt"/>
    </style:style>
    <style:style style:name="P6" style:family="paragraph">
      <loext:graphic-properties draw:fill="none" draw:fill-color="#ffffff"/>
      <style:text-properties fo:color="#ffff38" fo:font-size="40pt" style:font-size-asian="40pt" style:font-size-complex="4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color="#8e86ae" fo:font-size="40pt" style:font-size-asian="40pt" style:font-size-complex="40pt"/>
    </style:style>
    <style:style style:name="P9" style:family="paragraph">
      <loext:graphic-properties draw:fill="none" draw:fill-color="#ffffff"/>
      <style:text-properties fo:color="#8e86ae" fo:font-size="40pt" style:font-size-asian="40pt" style:font-size-complex="40pt"/>
    </style:style>
    <style:style style:name="P10" style:family="paragraph">
      <style:text-properties fo:color="#ffffff" fo:font-size="40pt" style:font-size-asian="40pt" style:font-size-complex="40pt"/>
    </style:style>
    <style:style style:name="P11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2" style:family="paragraph">
      <loext:graphic-properties draw:fill-color="#ffff38"/>
      <style:paragraph-properties fo:text-align="center"/>
    </style:style>
    <style:style style:name="P13" style:family="paragraph">
      <style:text-properties fo:color="#5983b0" fo:font-size="40pt" style:font-size-asian="40pt" style:font-size-complex="40pt"/>
    </style:style>
    <style:style style:name="P14" style:family="paragraph">
      <loext:graphic-properties draw:fill="none" draw:fill-color="#ffffff"/>
      <style:text-properties fo:color="#5983b0" fo:font-size="40pt" style:font-size-asian="40pt" style:font-size-complex="40pt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color="#ffff38" fo:font-size="40pt" style:font-size-asian="40pt" style:font-size-complex="40pt"/>
    </style:style>
    <style:style style:name="T2" style:family="text">
      <style:text-properties fo:color="#8e86ae" fo:font-size="40pt" style:font-size-asian="40pt" style:font-size-complex="4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5983b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54cm" svg:height="15.366cm" svg:x="0cm" svg:y="-0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5.207cm" svg:x="3.055cm" svg:y="4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gon draw:style-name="gr3" draw:text-style-name="P3" draw:layer="layout" svg:width="1.269cm" svg:height="5.206cm" svg:x="7.246cm" svg:y="4.572cm" svg:viewBox="0 0 1270 5207" draw:points="0,1270 0,5207 1270,3937 1270,0">
          <text:p/>
        </draw:polygon>
        <draw:polygon draw:style-name="gr4" draw:text-style-name="P4" draw:layer="layout" svg:width="5.46cm" svg:height="1.269cm" svg:x="3.055cm" svg:y="4.572cm" svg:viewBox="0 0 5461 1270" draw:points="0,1270 1270,0 5461,0 4191,1270">
          <text:p/>
        </draw:polygon>
        <draw:frame draw:style-name="gr5" draw:text-style-name="P6" draw:layer="layout" svg:width="2.159cm" svg:height="2.413cm" svg:x="1.404cm" svg:y="3.429cm">
          <draw:text-box>
            <text:p text:style-name="P5"><text:span text:style-name="T1">Y</text:span></text:p>
          </draw:text-box>
        </draw:frame>
        <draw:line draw:style-name="gr6" draw:text-style-name="P7" draw:layer="layout" svg:x1="2.293cm" svg:y1="5.08cm" svg:x2="2.801cm" svg:y2="7.366cm">
          <text:p/>
        </draw:line>
        <draw:frame draw:style-name="gr5" draw:text-style-name="P9" draw:layer="layout" svg:width="2.159cm" svg:height="2.413cm" svg:x="4.579cm" svg:y="11.684cm">
          <draw:text-box>
            <text:p text:style-name="P8"><text:span text:style-name="T2">M</text:span></text:p>
          </draw:text-box>
        </draw:frame>
        <draw:line draw:style-name="gr7" draw:text-style-name="P7" draw:layer="layout" svg:x1="5.468cm" svg:y1="11.43cm" svg:x2="5.087cm" svg:y2="9.906cm">
          <text:p/>
        </draw:line>
        <draw:frame draw:style-name="gr5" draw:text-style-name="P11" draw:layer="layout" svg:width="2.159cm" svg:height="2.413cm" svg:x="4.833cm" svg:y="0.762cm">
          <draw:text-box>
            <text:p text:style-name="P10"><text:span text:style-name="T3">W</text:span></text:p>
          </draw:text-box>
        </draw:frame>
        <draw:line draw:style-name="gr8" draw:text-style-name="P7" draw:layer="layout" svg:x1="5.595cm" svg:y1="2.667cm" svg:x2="5.341cm" svg:y2="4.191cm">
          <text:p/>
        </draw:line>
        <draw:custom-shape draw:style-name="gr2" draw:text-style-name="P2" draw:layer="layout" svg:width="5.461cm" svg:height="5.207cm" svg:x="14.104cm" svg:y="4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gon draw:style-name="gr9" draw:text-style-name="P12" draw:layer="layout" svg:width="1.269cm" svg:height="5.206cm" svg:x="18.295cm" svg:y="4.599cm" svg:viewBox="0 0 1270 5207" draw:points="0,1270 0,5207 1270,3937 1270,0">
          <text:p/>
        </draw:polygon>
        <draw:polygon draw:style-name="gr4" draw:text-style-name="P4" draw:layer="layout" svg:width="5.46cm" svg:height="1.269cm" svg:x="14.104cm" svg:y="4.599cm" svg:viewBox="0 0 5461 1270" draw:points="0,1270 1270,0 5461,0 4191,1270">
          <text:p/>
        </draw:polygon>
        <draw:frame draw:style-name="gr5" draw:text-style-name="P14" draw:layer="layout" svg:width="2.159cm" svg:height="2.413cm" svg:x="12.453cm" svg:y="3.456cm">
          <draw:text-box>
            <text:p text:style-name="P13"><text:span text:style-name="T4">B</text:span></text:p>
          </draw:text-box>
        </draw:frame>
        <draw:line draw:style-name="gr10" draw:text-style-name="P7" draw:layer="layout" svg:x1="13.342cm" svg:y1="5.107cm" svg:x2="13.85cm" svg:y2="7.393cm">
          <text:p/>
        </draw:line>
        <draw:frame draw:style-name="gr5" draw:text-style-name="P9" draw:layer="layout" svg:width="2.159cm" svg:height="2.413cm" svg:x="15.628cm" svg:y="11.711cm">
          <draw:text-box>
            <text:p text:style-name="P8"><text:span text:style-name="T2">M</text:span></text:p>
          </draw:text-box>
        </draw:frame>
        <draw:line draw:style-name="gr7" draw:text-style-name="P7" draw:layer="layout" svg:x1="16.517cm" svg:y1="11.457cm" svg:x2="16.136cm" svg:y2="9.933cm">
          <text:p/>
        </draw:line>
        <draw:frame draw:style-name="gr5" draw:text-style-name="P11" draw:layer="layout" svg:width="2.159cm" svg:height="2.413cm" svg:x="15.882cm" svg:y="0.789cm">
          <draw:text-box>
            <text:p text:style-name="P10"><text:span text:style-name="T3">W</text:span></text:p>
          </draw:text-box>
        </draw:frame>
        <draw:line draw:style-name="gr8" draw:text-style-name="P7" draw:layer="layout" svg:x1="16.644cm" svg:y1="2.694cm" svg:x2="16.39cm" svg:y2="4.218cm">
          <text:p/>
        </draw:line>
        <draw:custom-shape draw:style-name="gr11" draw:text-style-name="P15" draw:layer="layout" svg:width="2.667cm" svg:height="1.27cm" svg:x="9.659cm" svg:y="6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17:15:30.035935651</meta:creation-date>
    <dc:date>2025-02-27T17:17:30.064627701</dc:date>
    <meta:editing-duration>PT2M</meta:editing-duration>
    <meta:editing-cycles>1</meta:editing-cycles>
    <meta:document-statistic meta:object-count="20"/>
    <meta:generator>LibreOffice/6.4.7.2$Linux_X86_64 LibreOffice_project/40$Build-2</meta:generator>
  </office:meta>
</office:document-meta>
</file>